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827in"/>
    </style:style>
    <style:style style:name="co2" style:family="table-column">
      <style:table-column-properties fo:break-before="auto" style:column-width="0.7957in"/>
    </style:style>
    <style:style style:name="co3" style:family="table-column">
      <style:table-column-properties fo:break-before="auto" style:column-width="0.3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409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1.0256in"/>
    </style:style>
    <style:style style:name="co8" style:family="table-column">
      <style:table-column-properties fo:break-before="auto" style:column-width="0.6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2">
      <style:table-cell-properties fo:background-color="#ffff00"/>
    </style:style>
    <style:style style:name="ce11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25" style:family="table-cell" style:parent-style-name="Default" style:data-style-name="N2"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81"/>
    <style:style style:name="ce28" style:family="table-cell" style:parent-style-name="Default" style:data-style-name="N81">
      <style:text-properties fo:font-weight="normal" style:font-weight-asian="normal" style:font-weight-complex="normal"/>
    </style:style>
    <style:style style:name="ce16" style:family="table-cell" style:parent-style-name="Default" style:data-style-name="N81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1"/>
    <style:style style:name="ce33" style:family="table-cell" style:parent-style-name="Default" style:data-style-name="N121">
      <style:text-properties fo:font-weight="normal" style:font-weight-asian="normal" style:font-weight-complex="normal"/>
    </style:style>
    <style:style style:name="ce19" style:family="table-cell" style:parent-style-name="Default" style:data-style-name="N121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2"/>
    <style:style style:name="ce24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0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16365" table:default-cell-style-name="Default"/>
        <table:table-row table:style-name="ro1" table:number-rows-repeated="2">
          <table:table-cell table:number-columns-repeated="16382"/>
        </table:table-row>
        <table:table-row table:style-name="ro2">
          <table:table-cell table:style-name="ce1"/>
          <table:table-cell table:style-name="ce9" office:value-type="string" calcext:value-type="string">
            <text:p>Gbit/s</text:p>
          </table:table-cell>
          <table:table-cell table:style-name="ce9" office:value-type="string" calcext:value-type="string">
            <text:p>Mbit/s</text:p>
          </table:table-cell>
          <table:table-cell table:style-name="ce9" office:value-type="string" calcext:value-type="string">
            <text:p>MByte/s</text:p>
          </table:table-cell>
          <table:table-cell table:style-name="ce9" office:value-type="string" calcext:value-type="string">
            <text:p>Byte/s</text:p>
          </table:table-cell>
          <table:table-cell table:style-name="ce9" table:number-columns-repeated="2"/>
          <table:table-cell table:style-name="ce9" office:value-type="string" calcext:value-type="string">
            <text:p>FPS</text:p>
          </table:table-cell>
          <table:table-cell table:style-name="ce9" office:value-type="string" calcext:value-type="string">
            <text:p>size MB</text:p>
          </table:table-cell>
          <table:table-cell table:style-name="ce9"/>
          <table:table-cell table:style-name="ce21"/>
          <table:table-cell table:style-name="ce22" office:value-type="string" calcext:value-type="string">
            <text:p>Rope speed</text:p>
            <text:p>m/min</text:p>
          </table:table-cell>
          <table:table-cell table:style-name="ce22" office:value-type="string" calcext:value-type="string">
            <text:p>Rope speed</text:p>
            <text:p>mm/min</text:p>
          </table:table-cell>
          <table:table-cell table:style-name="ce22" office:value-type="string" calcext:value-type="string">
            <text:p>Rope speed</text:p>
            <text:p>mm/sec</text:p>
          </table:table-cell>
          <table:table-cell table:style-name="ce22" office:value-type="string" calcext:value-type="string">
            <text:p>Camera</text:p>
            <text:p>distance, mm</text:p>
          </table:table-cell>
          <table:table-cell table:style-name="ce22" office:value-type="string" calcext:value-type="string">
            <text:p>Frame width</text:p>
            <text:p>mm</text:p>
          </table:table-cell>
          <table:table-cell table:style-name="ce22" office:value-type="string" calcext:value-type="string">
            <text:p>FPS</text:p>
          </table:table-cell>
          <table:table-cell/>
          <table:table-cell table:style-name="ce1" table:number-columns-repeated="16364"/>
        </table:table-row>
        <table:table-row table:style-name="ro1">
          <table:table-cell/>
          <table:table-cell table:style-name="ce10" office:value-type="float" office:value="1" calcext:value-type="float">
            <text:p>1.00</text:p>
          </table:table-cell>
          <table:table-cell table:style-name="ce6" table:formula="of:= [.B4]* 1000" office:value-type="float" office:value="1000" calcext:value-type="float">
            <text:p>1000.00</text:p>
          </table:table-cell>
          <table:table-cell table:style-name="ce6" table:formula="of:=[.C4]/8" office:value-type="float" office:value="125" calcext:value-type="float">
            <text:p>125.00</text:p>
          </table:table-cell>
          <table:table-cell table:style-name="ce4" table:formula="of:=[.D4]*1000000" office:value-type="float" office:value="125000000" calcext:value-type="float">
            <text:p>1.25E+0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[.C5]/1000" office:value-type="float" office:value="0.441176470588235" calcext:value-type="float">
            <text:p>0.44</text:p>
          </table:table-cell>
          <table:table-cell table:style-name="ce6" table:formula="of:=[.D5]*8" office:value-type="float" office:value="441.176470588235" calcext:value-type="float">
            <text:p>441.18</text:p>
          </table:table-cell>
          <table:table-cell table:style-name="ce6" table:formula="of:=[.E5]/1000000" office:value-type="float" office:value="55.1470588235294" calcext:value-type="float">
            <text:p>55.15</text:p>
          </table:table-cell>
          <table:table-cell table:style-name="ce4" table:formula="of:=[.H5]*[.I5] * 1000000" office:value-type="float" office:value="55147058.8235294" calcext:value-type="float">
            <text:p>5.51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5" table:formula="of:=[.L5]*1000" office:value-type="float" office:value="50000" calcext:value-type="float">
            <text:p>50 000</text:p>
          </table:table-cell>
          <table:table-cell table:style-name="ce6" table:formula="of:=[.M5] / 60" office:value-type="float" office:value="833.333333333333" calcext:value-type="float">
            <text:p>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5] / [.P5]" office:value-type="float" office:value="12.2549019607843" calcext:value-type="float">
            <text:p>12.255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6]/1000" office:value-type="float" office:value="0.5" calcext:value-type="float">
            <text:p>0.50</text:p>
          </table:table-cell>
          <table:table-cell table:style-name="ce6" table:formula="of:=[.D6]*8" office:value-type="float" office:value="500" calcext:value-type="float">
            <text:p>500.00</text:p>
          </table:table-cell>
          <table:table-cell table:style-name="ce6" table:formula="of:=[.E6]/1000000" office:value-type="float" office:value="62.5" calcext:value-type="float">
            <text:p>62.50</text:p>
          </table:table-cell>
          <table:table-cell table:style-name="ce4" table:formula="of:=[.H6]*[.I6] * 1000000" office:value-type="float" office:value="62500000" calcext:value-type="float">
            <text:p>6.25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5" table:formula="of:=[.L6]*1000" office:value-type="float" office:value="60000" calcext:value-type="float">
            <text:p>60 000</text:p>
          </table:table-cell>
          <table:table-cell table:style-name="ce6" table:formula="of:=[.M6] / 60" office:value-type="float" office:value="1000" calcext:value-type="float">
            <text:p>1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6] / [.P6]" office:value-type="float" office:value="14.7058823529412" calcext:value-type="float">
            <text:p>14.706</text:p>
          </table:table-cell>
          <table:table-cell table:number-columns-repeated="16365"/>
        </table:table-row>
        <table:table-row table:style-name="ro1">
          <table:table-cell/>
          <table:table-cell table:style-name="ce15" table:formula="of:=[.C7]/1000" office:value-type="float" office:value="0.588235294117647" calcext:value-type="float">
            <text:p>0.59</text:p>
          </table:table-cell>
          <table:table-cell table:style-name="ce25" table:formula="of:=[.D7]*8" office:value-type="float" office:value="588.235294117647" calcext:value-type="float">
            <text:p>588.24</text:p>
          </table:table-cell>
          <table:table-cell table:style-name="ce25" table:formula="of:=[.E7]/1000000" office:value-type="float" office:value="73.5294117647059" calcext:value-type="float">
            <text:p>73.53</text:p>
          </table:table-cell>
          <table:table-cell table:style-name="ce28" table:formula="of:=[.H7]*[.I7] * 1000000" office:value-type="float" office:value="73529411.7647059" calcext:value-type="float">
            <text:p>7.35E+07</text:p>
          </table:table-cell>
          <table:table-cell table:style-name="ce30" table:number-columns-repeated="2"/>
          <table:table-cell table:style-name="ce33" office:value-type="float" office:value="36.7647058823529" calcext:value-type="float">
            <text:p>36.76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Compressed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5" table:formula="of:=[.L7]*1000" office:value-type="float" office:value="70000" calcext:value-type="float">
            <text:p>70 000</text:p>
          </table:table-cell>
          <table:table-cell table:style-name="ce6" table:formula="of:=[.M7] / 60" office:value-type="float" office:value="1166.66666666667" calcext:value-type="float">
            <text:p>1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7] / [.P7]" office:value-type="float" office:value="17.1568627450981" calcext:value-type="float">
            <text:p>17.157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8]/1000" office:value-type="float" office:value="0.61764705882353" calcext:value-type="float">
            <text:p>0.62</text:p>
          </table:table-cell>
          <table:table-cell table:style-name="ce6" table:formula="of:=[.D8]*8" office:value-type="float" office:value="617.64705882353" calcext:value-type="float">
            <text:p>617.65</text:p>
          </table:table-cell>
          <table:table-cell table:style-name="ce6" table:formula="of:=[.E8]/1000000" office:value-type="float" office:value="77.2058823529412" calcext:value-type="float">
            <text:p>77.21</text:p>
          </table:table-cell>
          <table:table-cell table:style-name="ce4" table:formula="of:=[.H8]*[.I8] * 1000000" office:value-type="float" office:value="77205882.3529412" calcext:value-type="float">
            <text:p>7.72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5" table:formula="of:=[.L8]*1000" office:value-type="float" office:value="80000" calcext:value-type="float">
            <text:p>80 000</text:p>
          </table:table-cell>
          <table:table-cell table:style-name="ce6" table:formula="of:=[.M8] / 60" office:value-type="float" office:value="1333.33333333333" calcext:value-type="float">
            <text:p>1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8] / [.P8]" office:value-type="float" office:value="19.6078431372549" calcext:value-type="float">
            <text:p>19.608</text:p>
          </table:table-cell>
          <table:table-cell table:number-columns-repeated="16365"/>
        </table:table-row>
        <table:table-row table:style-name="ro1">
          <table:table-cell/>
          <table:table-cell table:style-name="ce12" table:formula="of:=[.C9]/1000" office:value-type="float" office:value="0.735294117647059" calcext:value-type="float">
            <text:p>0.74</text:p>
          </table:table-cell>
          <table:table-cell table:style-name="ce14" table:formula="of:=[.D9]*8" office:value-type="float" office:value="735.294117647059" calcext:value-type="float">
            <text:p>735.29</text:p>
          </table:table-cell>
          <table:table-cell table:style-name="ce14" table:formula="of:=[.E9]/1000000" office:value-type="float" office:value="91.9117647058823" calcext:value-type="float">
            <text:p>91.91</text:p>
          </table:table-cell>
          <table:table-cell table:style-name="ce16" table:formula="of:=[.H9]*[.I9] * 1000000" office:value-type="float" office:value="91911764.7058823" calcext:value-type="float">
            <text:p>9.19E+07</text:p>
          </table:table-cell>
          <table:table-cell table:style-name="ce17" table:number-columns-repeated="2"/>
          <table:table-cell table:style-name="ce19" office:value-type="float" office:value="36.7647058823529" calcext:value-type="float">
            <text:p>36.76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Compresse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5" table:formula="of:=[.L9]*1000" office:value-type="float" office:value="90000" calcext:value-type="float">
            <text:p>90 000</text:p>
          </table:table-cell>
          <table:table-cell table:style-name="ce6" table:formula="of:=[.M9] / 60" office:value-type="float" office:value="1500" calcext:value-type="float">
            <text:p>15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9] / [.P9]" office:value-type="float" office:value="22.0588235294118" calcext:value-type="float">
            <text:p>22.059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10]/1000" office:value-type="float" office:value="0.794117647058824" calcext:value-type="float">
            <text:p>0.79</text:p>
          </table:table-cell>
          <table:table-cell table:style-name="ce6" table:formula="of:=[.D10]*8" office:value-type="float" office:value="794.117647058824" calcext:value-type="float">
            <text:p>794.12</text:p>
          </table:table-cell>
          <table:table-cell table:style-name="ce6" table:formula="of:=[.E10]/1000000" office:value-type="float" office:value="99.264705882353" calcext:value-type="float">
            <text:p>99.26</text:p>
          </table:table-cell>
          <table:table-cell table:style-name="ce4" table:formula="of:=[.H10]*[.I10] * 1000000" office:value-type="float" office:value="99264705.882353" calcext:value-type="float">
            <text:p>9.93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Uncompress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" table:formula="of:=[.L10]*1000" office:value-type="float" office:value="100000" calcext:value-type="float">
            <text:p>100 000</text:p>
          </table:table-cell>
          <table:table-cell table:style-name="ce6" table:formula="of:=[.M10] / 60" office:value-type="float" office:value="1666.66666666667" calcext:value-type="float">
            <text:p>16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0] / [.P10]" office:value-type="float" office:value="24.5098039215687" calcext:value-type="float">
            <text:p>24.510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10" calcext:value-type="float">
            <text:p>110</text:p>
          </table:table-cell>
          <table:table-cell table:style-name="ce5" table:formula="of:=[.L11]*1000" office:value-type="float" office:value="110000" calcext:value-type="float">
            <text:p>110 000</text:p>
          </table:table-cell>
          <table:table-cell table:style-name="ce6" table:formula="of:=[.M11] / 60" office:value-type="float" office:value="1833.33333333333" calcext:value-type="float">
            <text:p>1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1] / [.P11]" office:value-type="float" office:value="26.9607843137254" calcext:value-type="float">
            <text:p>26.961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20" calcext:value-type="float">
            <text:p>120</text:p>
          </table:table-cell>
          <table:table-cell table:style-name="ce5" table:formula="of:=[.L12]*1000" office:value-type="float" office:value="120000" calcext:value-type="float">
            <text:p>120 000</text:p>
          </table:table-cell>
          <table:table-cell table:style-name="ce6" table:formula="of:=[.M12] / 60" office:value-type="float" office:value="2000" calcext:value-type="float">
            <text:p>2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2] / [.P12]" office:value-type="float" office:value="29.4117647058824" calcext:value-type="float">
            <text:p>29.412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30" calcext:value-type="float">
            <text:p>130</text:p>
          </table:table-cell>
          <table:table-cell table:style-name="ce5" table:formula="of:=[.L13]*1000" office:value-type="float" office:value="130000" calcext:value-type="float">
            <text:p>130 000</text:p>
          </table:table-cell>
          <table:table-cell table:style-name="ce6" table:formula="of:=[.M13] / 60" office:value-type="float" office:value="2166.66666666667" calcext:value-type="float">
            <text:p>2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3] / [.P13]" office:value-type="float" office:value="31.8627450980393" calcext:value-type="float">
            <text:p>31.863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table:style-name="ce5" table:formula="of:=[.L14]*1000" office:value-type="float" office:value="140000" calcext:value-type="float">
            <text:p>140 000</text:p>
          </table:table-cell>
          <table:table-cell table:style-name="ce6" table:formula="of:=[.M14] / 60" office:value-type="float" office:value="2333.33333333333" calcext:value-type="float">
            <text:p>2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4] / [.P14]" office:value-type="float" office:value="34.313725490196" calcext:value-type="float">
            <text:p>34.314</text:p>
          </table:table-cell>
          <table:table-cell table:number-columns-repeated="16365"/>
        </table:table-row>
        <table:table-row table:style-name="ro1">
          <table:table-cell table:number-columns-repeated="11"/>
          <table:table-cell table:style-name="ce17" office:value-type="float" office:value="150" calcext:value-type="float">
            <text:p>150</text:p>
          </table:table-cell>
          <table:table-cell table:style-name="ce24" table:formula="of:=[.L15]*1000" office:value-type="float" office:value="150000" calcext:value-type="float">
            <text:p>150 000</text:p>
          </table:table-cell>
          <table:table-cell table:style-name="ce14" table:formula="of:=[.M15] / 60" office:value-type="float" office:value="2500" calcext:value-type="float">
            <text:p>2500.00</text:p>
          </table:table-cell>
          <table:table-cell table:style-name="ce14" office:value-type="float" office:value="20" calcext:value-type="float">
            <text:p>20.00</text:p>
          </table:table-cell>
          <table:table-cell table:style-name="ce17" office:value-type="float" office:value="68" calcext:value-type="float">
            <text:p>68</text:p>
          </table:table-cell>
          <table:table-cell table:style-name="ce19" table:formula="of:= [.N15] / [.P15]" office:value-type="float" office:value="36.7647058823529" calcext:value-type="float">
            <text:p>36.765</text:p>
          </table:table-cell>
          <table:table-cell table:number-columns-repeated="16365"/>
        </table:table-row>
        <table:table-row table:style-name="ro1">
          <table:table-cell table:number-columns-repeated="16"/>
          <table:table-cell table:style-name="ce7"/>
          <table:table-cell table:number-columns-repeated="16365"/>
        </table:table-row>
        <table:table-row table:style-name="ro1">
          <table:table-cell/>
          <table:table-cell table:style-name="ce10" office:value-type="float" office:value="1" calcext:value-type="float">
            <text:p>1.00</text:p>
          </table:table-cell>
          <table:table-cell table:style-name="ce6" table:formula="of:= [.B17]* 1000" office:value-type="float" office:value="1000" calcext:value-type="float">
            <text:p>1000.00</text:p>
          </table:table-cell>
          <table:table-cell table:style-name="ce6" table:formula="of:=[.C17]/8" office:value-type="float" office:value="125" calcext:value-type="float">
            <text:p>125.00</text:p>
          </table:table-cell>
          <table:table-cell table:style-name="ce4" table:formula="of:=[.D17]*1000000" office:value-type="float" office:value="125000000" calcext:value-type="float">
            <text:p>1.25E+0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5" table:formula="of:=[.L17]*1000" office:value-type="float" office:value="50000" calcext:value-type="float">
            <text:p>50 000</text:p>
          </table:table-cell>
          <table:table-cell table:style-name="ce6" table:formula="of:=[.M17] / 60" office:value-type="float" office:value="833.333333333333" calcext:value-type="float">
            <text:p>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17] / [.P17]" office:value-type="float" office:value="5.55555555555556" calcext:value-type="float">
            <text:p>5.556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18]/1000" office:value-type="float" office:value="0.2" calcext:value-type="float">
            <text:p>0.20</text:p>
          </table:table-cell>
          <table:table-cell table:style-name="ce6" table:formula="of:=[.D18]*8" office:value-type="float" office:value="200" calcext:value-type="float">
            <text:p>200.00</text:p>
          </table:table-cell>
          <table:table-cell table:style-name="ce6" table:formula="of:=[.E18]/1000000" office:value-type="float" office:value="25.0000000000001" calcext:value-type="float">
            <text:p>25.00</text:p>
          </table:table-cell>
          <table:table-cell table:style-name="ce4" table:formula="of:=[.H18]*[.I18] * 1000000" office:value-type="float" office:value="25000000.0000001" calcext:value-type="float">
            <text:p>2.50E+07</text:p>
          </table:table-cell>
          <table:table-cell table:number-columns-repeated="2"/>
          <table:table-cell table:style-name="ce7" office:value-type="float" office:value="16.6666666666667" calcext:value-type="float">
            <text:p>16.667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5" table:formula="of:=[.L18]*1000" office:value-type="float" office:value="60000" calcext:value-type="float">
            <text:p>60 000</text:p>
          </table:table-cell>
          <table:table-cell table:style-name="ce6" table:formula="of:=[.M18] / 60" office:value-type="float" office:value="1000" calcext:value-type="float">
            <text:p>1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18] / [.P18]" office:value-type="float" office:value="6.66666666666667" calcext:value-type="float">
            <text:p>6.667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19]/1000" office:value-type="float" office:value="0.226666666666667" calcext:value-type="float">
            <text:p>0.23</text:p>
          </table:table-cell>
          <table:table-cell table:style-name="ce6" table:formula="of:=[.D19]*8" office:value-type="float" office:value="226.666666666667" calcext:value-type="float">
            <text:p>226.67</text:p>
          </table:table-cell>
          <table:table-cell table:style-name="ce6" table:formula="of:=[.E19]/1000000" office:value-type="float" office:value="28.3333333333334" calcext:value-type="float">
            <text:p>28.33</text:p>
          </table:table-cell>
          <table:table-cell table:style-name="ce4" table:formula="of:=[.H19]*[.I19] * 1000000" office:value-type="float" office:value="28333333.3333334" calcext:value-type="float">
            <text:p>2.83E+07</text:p>
          </table:table-cell>
          <table:table-cell table:number-columns-repeated="2"/>
          <table:table-cell table:style-name="ce7" office:value-type="float" office:value="16.6666666666667" calcext:value-type="float">
            <text:p>16.66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5" table:formula="of:=[.L19]*1000" office:value-type="float" office:value="70000" calcext:value-type="float">
            <text:p>70 000</text:p>
          </table:table-cell>
          <table:table-cell table:style-name="ce6" table:formula="of:=[.M19] / 60" office:value-type="float" office:value="1166.66666666667" calcext:value-type="float">
            <text:p>1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19] / [.P19]" office:value-type="float" office:value="7.77777777777778" calcext:value-type="float">
            <text:p>7.778</text:p>
          </table:table-cell>
          <table:table-cell table:number-columns-repeated="16365"/>
        </table:table-row>
        <table:table-row table:style-name="ro1">
          <table:table-cell/>
          <table:table-cell table:style-name="ce15" table:formula="of:=[.C20]/1000" office:value-type="float" office:value="0.266666666666667" calcext:value-type="float">
            <text:p>0.27</text:p>
          </table:table-cell>
          <table:table-cell table:style-name="ce25" table:formula="of:=[.D20]*8" office:value-type="float" office:value="266.666666666667" calcext:value-type="float">
            <text:p>266.67</text:p>
          </table:table-cell>
          <table:table-cell table:style-name="ce25" table:formula="of:=[.E20]/1000000" office:value-type="float" office:value="33.3333333333334" calcext:value-type="float">
            <text:p>33.33</text:p>
          </table:table-cell>
          <table:table-cell table:style-name="ce28" table:formula="of:=[.H20]*[.I20] * 1000000" office:value-type="float" office:value="33333333.3333334" calcext:value-type="float">
            <text:p>3.33E+07</text:p>
          </table:table-cell>
          <table:table-cell table:style-name="ce30" table:number-columns-repeated="2"/>
          <table:table-cell table:style-name="ce33" office:value-type="float" office:value="16.6666666666667" calcext:value-type="float">
            <text:p>16.66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Compressed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5" table:formula="of:=[.L20]*1000" office:value-type="float" office:value="80000" calcext:value-type="float">
            <text:p>80 000</text:p>
          </table:table-cell>
          <table:table-cell table:style-name="ce6" table:formula="of:=[.M20] / 60" office:value-type="float" office:value="1333.33333333333" calcext:value-type="float">
            <text:p>1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0] / [.P20]" office:value-type="float" office:value="8.88888888888889" calcext:value-type="float">
            <text:p>8.889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21]/1000" office:value-type="float" office:value="0.280000000000001" calcext:value-type="float">
            <text:p>0.28</text:p>
          </table:table-cell>
          <table:table-cell table:style-name="ce6" table:formula="of:=[.D21]*8" office:value-type="float" office:value="280.000000000001" calcext:value-type="float">
            <text:p>280.00</text:p>
          </table:table-cell>
          <table:table-cell table:style-name="ce6" table:formula="of:=[.E21]/1000000" office:value-type="float" office:value="35.0000000000001" calcext:value-type="float">
            <text:p>35.00</text:p>
          </table:table-cell>
          <table:table-cell table:style-name="ce4" table:formula="of:=[.H21]*[.I21] * 1000000" office:value-type="float" office:value="35000000.0000001" calcext:value-type="float">
            <text:p>3.50E+07</text:p>
          </table:table-cell>
          <table:table-cell table:number-columns-repeated="2"/>
          <table:table-cell table:style-name="ce7" office:value-type="float" office:value="16.6666666666667" calcext:value-type="float">
            <text:p>16.66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5" table:formula="of:=[.L21]*1000" office:value-type="float" office:value="90000" calcext:value-type="float">
            <text:p>90 000</text:p>
          </table:table-cell>
          <table:table-cell table:style-name="ce6" table:formula="of:=[.M21] / 60" office:value-type="float" office:value="1500" calcext:value-type="float">
            <text:p>15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1] / [.P21]" office:value-type="float" office:value="10" calcext:value-type="float">
            <text:p>10.000</text:p>
          </table:table-cell>
          <table:table-cell table:number-columns-repeated="16365"/>
        </table:table-row>
        <table:table-row table:style-name="ro1">
          <table:table-cell/>
          <table:table-cell table:style-name="ce12" table:formula="of:=[.C22]/1000" office:value-type="float" office:value="0.333333333333334" calcext:value-type="float">
            <text:p>0.33</text:p>
          </table:table-cell>
          <table:table-cell table:style-name="ce14" table:formula="of:=[.D22]*8" office:value-type="float" office:value="333.333333333334" calcext:value-type="float">
            <text:p>333.33</text:p>
          </table:table-cell>
          <table:table-cell table:style-name="ce14" table:formula="of:=[.E22]/1000000" office:value-type="float" office:value="41.6666666666668" calcext:value-type="float">
            <text:p>41.67</text:p>
          </table:table-cell>
          <table:table-cell table:style-name="ce16" table:formula="of:=[.H22]*[.I22] * 1000000" office:value-type="float" office:value="41666666.6666667" calcext:value-type="float">
            <text:p>4.17E+07</text:p>
          </table:table-cell>
          <table:table-cell table:style-name="ce17" table:number-columns-repeated="2"/>
          <table:table-cell table:style-name="ce19" office:value-type="float" office:value="16.6666666666667" calcext:value-type="float">
            <text:p>16.667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Compress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" table:formula="of:=[.L22]*1000" office:value-type="float" office:value="100000" calcext:value-type="float">
            <text:p>100 000</text:p>
          </table:table-cell>
          <table:table-cell table:style-name="ce6" table:formula="of:=[.M22] / 60" office:value-type="float" office:value="1666.66666666667" calcext:value-type="float">
            <text:p>16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2] / [.P22]" office:value-type="float" office:value="11.1111111111111" calcext:value-type="float">
            <text:p>11.111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23]/1000" office:value-type="float" office:value="0.360000000000001" calcext:value-type="float">
            <text:p>0.36</text:p>
          </table:table-cell>
          <table:table-cell table:style-name="ce6" table:formula="of:=[.D23]*8" office:value-type="float" office:value="360.000000000001" calcext:value-type="float">
            <text:p>360.00</text:p>
          </table:table-cell>
          <table:table-cell table:style-name="ce6" table:formula="of:=[.E23]/1000000" office:value-type="float" office:value="45.0000000000001" calcext:value-type="float">
            <text:p>45.00</text:p>
          </table:table-cell>
          <table:table-cell table:style-name="ce4" table:formula="of:=[.H23]*[.I23] * 1000000" office:value-type="float" office:value="45000000.0000001" calcext:value-type="float">
            <text:p>4.50E+07</text:p>
          </table:table-cell>
          <table:table-cell table:number-columns-repeated="2"/>
          <table:table-cell table:style-name="ce7" office:value-type="float" office:value="16.6666666666667" calcext:value-type="float">
            <text:p>16.66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Uncompressed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5" table:formula="of:=[.L23]*1000" office:value-type="float" office:value="110000" calcext:value-type="float">
            <text:p>110 000</text:p>
          </table:table-cell>
          <table:table-cell table:style-name="ce6" table:formula="of:=[.M23] / 60" office:value-type="float" office:value="1833.33333333333" calcext:value-type="float">
            <text:p>1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3] / [.P23]" office:value-type="float" office:value="12.2222222222222" calcext:value-type="float">
            <text:p>12.222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20" calcext:value-type="float">
            <text:p>120</text:p>
          </table:table-cell>
          <table:table-cell table:style-name="ce5" table:formula="of:=[.L24]*1000" office:value-type="float" office:value="120000" calcext:value-type="float">
            <text:p>120 000</text:p>
          </table:table-cell>
          <table:table-cell table:style-name="ce6" table:formula="of:=[.M24] / 60" office:value-type="float" office:value="2000" calcext:value-type="float">
            <text:p>2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4] / [.P24]" office:value-type="float" office:value="13.3333333333333" calcext:value-type="float">
            <text:p>13.333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30" calcext:value-type="float">
            <text:p>130</text:p>
          </table:table-cell>
          <table:table-cell table:style-name="ce5" table:formula="of:=[.L25]*1000" office:value-type="float" office:value="130000" calcext:value-type="float">
            <text:p>130 000</text:p>
          </table:table-cell>
          <table:table-cell table:style-name="ce6" table:formula="of:=[.M25] / 60" office:value-type="float" office:value="2166.66666666667" calcext:value-type="float">
            <text:p>2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5] / [.P25]" office:value-type="float" office:value="14.4444444444444" calcext:value-type="float">
            <text:p>14.444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table:style-name="ce5" table:formula="of:=[.L26]*1000" office:value-type="float" office:value="140000" calcext:value-type="float">
            <text:p>140 000</text:p>
          </table:table-cell>
          <table:table-cell table:style-name="ce6" table:formula="of:=[.M26] / 60" office:value-type="float" office:value="2333.33333333333" calcext:value-type="float">
            <text:p>2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6] / [.P26]" office:value-type="float" office:value="15.5555555555556" calcext:value-type="float">
            <text:p>15.556</text:p>
          </table:table-cell>
          <table:table-cell table:number-columns-repeated="16365"/>
        </table:table-row>
        <table:table-row table:style-name="ro1">
          <table:table-cell table:number-columns-repeated="11"/>
          <table:table-cell table:style-name="ce17" office:value-type="float" office:value="150" calcext:value-type="float">
            <text:p>150</text:p>
          </table:table-cell>
          <table:table-cell table:style-name="ce24" table:formula="of:=[.L27]*1000" office:value-type="float" office:value="150000" calcext:value-type="float">
            <text:p>150 000</text:p>
          </table:table-cell>
          <table:table-cell table:style-name="ce14" table:formula="of:=[.M27] / 60" office:value-type="float" office:value="2500" calcext:value-type="float">
            <text:p>2500.00</text:p>
          </table:table-cell>
          <table:table-cell table:style-name="ce14" office:value-type="float" office:value="20" calcext:value-type="float">
            <text:p>20.00</text:p>
          </table:table-cell>
          <table:table-cell table:style-name="ce17" office:value-type="float" office:value="150" calcext:value-type="float">
            <text:p>150</text:p>
          </table:table-cell>
          <table:table-cell table:style-name="ce19" table:formula="of:= [.N27] / [.P27]" office:value-type="float" office:value="16.6666666666667" calcext:value-type="float">
            <text:p>16.667</text:p>
          </table:table-cell>
          <table:table-cell table:number-columns-repeated="16365"/>
        </table:table-row>
        <table:table-row table:style-name="ro1">
          <table:table-cell table:number-columns-repeated="16382"/>
        </table:table-row>
        <table:table-row table:style-name="ro1">
          <table:table-cell/>
          <table:table-cell table:style-name="ce10" office:value-type="float" office:value="1" calcext:value-type="float">
            <text:p>1.00</text:p>
          </table:table-cell>
          <table:table-cell table:style-name="ce6" table:formula="of:= [.B29]* 1000" office:value-type="float" office:value="1000" calcext:value-type="float">
            <text:p>1000.00</text:p>
          </table:table-cell>
          <table:table-cell table:style-name="ce6" table:formula="of:=[.C29]/8" office:value-type="float" office:value="125" calcext:value-type="float">
            <text:p>125.00</text:p>
          </table:table-cell>
          <table:table-cell table:style-name="ce4" table:formula="of:=[.D29]*1000000" office:value-type="float" office:value="125000000" calcext:value-type="float">
            <text:p>1.25E+0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5" table:formula="of:=[.L29]*1000" office:value-type="float" office:value="50000" calcext:value-type="float">
            <text:p>50 000</text:p>
          </table:table-cell>
          <table:table-cell table:style-name="ce6" table:formula="of:=[.M29] / 60" office:value-type="float" office:value="833.333333333333" calcext:value-type="float">
            <text:p>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29] / [.P29]" office:value-type="float" office:value="5.95238095238095" calcext:value-type="float">
            <text:p>5.952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30]/1000" office:value-type="float" office:value="0.214285714285714" calcext:value-type="float">
            <text:p>0.21</text:p>
          </table:table-cell>
          <table:table-cell table:style-name="ce6" table:formula="of:=[.D30]*8" office:value-type="float" office:value="214.285714285714" calcext:value-type="float">
            <text:p>214.29</text:p>
          </table:table-cell>
          <table:table-cell table:style-name="ce6" table:formula="of:=[.E30]/1000000" office:value-type="float" office:value="26.7857142857143" calcext:value-type="float">
            <text:p>26.79</text:p>
          </table:table-cell>
          <table:table-cell table:style-name="ce4" table:formula="of:=[.H30]*[.I30] * 1000000" office:value-type="float" office:value="26785714.2857143" calcext:value-type="float">
            <text:p>2.68E+07</text:p>
          </table:table-cell>
          <table:table-cell table:number-columns-repeated="2"/>
          <table:table-cell table:style-name="ce7" office:value-type="float" office:value="17.8571428571429" calcext:value-type="float">
            <text:p>17.857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5" table:formula="of:=[.L30]*1000" office:value-type="float" office:value="60000" calcext:value-type="float">
            <text:p>60 000</text:p>
          </table:table-cell>
          <table:table-cell table:style-name="ce6" table:formula="of:=[.M30] / 60" office:value-type="float" office:value="1000" calcext:value-type="float">
            <text:p>1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0] / [.P30]" office:value-type="float" office:value="7.14285714285714" calcext:value-type="float">
            <text:p>7.143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31]/1000" office:value-type="float" office:value="0.242857142857143" calcext:value-type="float">
            <text:p>0.24</text:p>
          </table:table-cell>
          <table:table-cell table:style-name="ce6" table:formula="of:=[.D31]*8" office:value-type="float" office:value="242.857142857143" calcext:value-type="float">
            <text:p>242.86</text:p>
          </table:table-cell>
          <table:table-cell table:style-name="ce6" table:formula="of:=[.E31]/1000000" office:value-type="float" office:value="30.3571428571429" calcext:value-type="float">
            <text:p>30.36</text:p>
          </table:table-cell>
          <table:table-cell table:style-name="ce4" table:formula="of:=[.H31]*[.I31] * 1000000" office:value-type="float" office:value="30357142.8571429" calcext:value-type="float">
            <text:p>3.04E+07</text:p>
          </table:table-cell>
          <table:table-cell table:number-columns-repeated="2"/>
          <table:table-cell table:style-name="ce7" office:value-type="float" office:value="17.8571428571429" calcext:value-type="float">
            <text:p>17.85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5" table:formula="of:=[.L31]*1000" office:value-type="float" office:value="70000" calcext:value-type="float">
            <text:p>70 000</text:p>
          </table:table-cell>
          <table:table-cell table:style-name="ce6" table:formula="of:=[.M31] / 60" office:value-type="float" office:value="1166.66666666667" calcext:value-type="float">
            <text:p>1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1] / [.P31]" office:value-type="float" office:value="8.33333333333333" calcext:value-type="float">
            <text:p>8.333</text:p>
          </table:table-cell>
          <table:table-cell table:number-columns-repeated="16365"/>
        </table:table-row>
        <table:table-row table:style-name="ro1">
          <table:table-cell/>
          <table:table-cell table:style-name="ce15" table:formula="of:=[.C32]/1000" office:value-type="float" office:value="0.285714285714286" calcext:value-type="float">
            <text:p>0.29</text:p>
          </table:table-cell>
          <table:table-cell table:style-name="ce25" table:formula="of:=[.D32]*8" office:value-type="float" office:value="285.714285714286" calcext:value-type="float">
            <text:p>285.71</text:p>
          </table:table-cell>
          <table:table-cell table:style-name="ce25" table:formula="of:=[.E32]/1000000" office:value-type="float" office:value="35.7142857142857" calcext:value-type="float">
            <text:p>35.71</text:p>
          </table:table-cell>
          <table:table-cell table:style-name="ce28" table:formula="of:=[.H32]*[.I32] * 1000000" office:value-type="float" office:value="35714285.7142857" calcext:value-type="float">
            <text:p>3.57E+07</text:p>
          </table:table-cell>
          <table:table-cell table:style-name="ce30" table:number-columns-repeated="2"/>
          <table:table-cell table:style-name="ce33" office:value-type="float" office:value="17.8571428571429" calcext:value-type="float">
            <text:p>17.85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Compressed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5" table:formula="of:=[.L32]*1000" office:value-type="float" office:value="80000" calcext:value-type="float">
            <text:p>80 000</text:p>
          </table:table-cell>
          <table:table-cell table:style-name="ce6" table:formula="of:=[.M32] / 60" office:value-type="float" office:value="1333.33333333333" calcext:value-type="float">
            <text:p>1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2] / [.P32]" office:value-type="float" office:value="9.52380952380952" calcext:value-type="float">
            <text:p>9.524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33]/1000" office:value-type="float" office:value="0.3" calcext:value-type="float">
            <text:p>0.30</text:p>
          </table:table-cell>
          <table:table-cell table:style-name="ce6" table:formula="of:=[.D33]*8" office:value-type="float" office:value="300" calcext:value-type="float">
            <text:p>300.00</text:p>
          </table:table-cell>
          <table:table-cell table:style-name="ce6" table:formula="of:=[.E33]/1000000" office:value-type="float" office:value="37.5" calcext:value-type="float">
            <text:p>37.50</text:p>
          </table:table-cell>
          <table:table-cell table:style-name="ce4" table:formula="of:=[.H33]*[.I33] * 1000000" office:value-type="float" office:value="37500000" calcext:value-type="float">
            <text:p>3.75E+07</text:p>
          </table:table-cell>
          <table:table-cell table:number-columns-repeated="2"/>
          <table:table-cell table:style-name="ce7" office:value-type="float" office:value="17.8571428571429" calcext:value-type="float">
            <text:p>17.85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5" table:formula="of:=[.L33]*1000" office:value-type="float" office:value="90000" calcext:value-type="float">
            <text:p>90 000</text:p>
          </table:table-cell>
          <table:table-cell table:style-name="ce6" table:formula="of:=[.M33] / 60" office:value-type="float" office:value="1500" calcext:value-type="float">
            <text:p>15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3] / [.P33]" office:value-type="float" office:value="10.7142857142857" calcext:value-type="float">
            <text:p>10.714</text:p>
          </table:table-cell>
          <table:table-cell table:number-columns-repeated="16365"/>
        </table:table-row>
        <table:table-row table:style-name="ro1">
          <table:table-cell/>
          <table:table-cell table:style-name="ce12" table:formula="of:=[.C34]/1000" office:value-type="float" office:value="0.357142857142857" calcext:value-type="float">
            <text:p>0.36</text:p>
          </table:table-cell>
          <table:table-cell table:style-name="ce14" table:formula="of:=[.D34]*8" office:value-type="float" office:value="357.142857142857" calcext:value-type="float">
            <text:p>357.14</text:p>
          </table:table-cell>
          <table:table-cell table:style-name="ce14" table:formula="of:=[.E34]/1000000" office:value-type="float" office:value="44.6428571428571" calcext:value-type="float">
            <text:p>44.64</text:p>
          </table:table-cell>
          <table:table-cell table:style-name="ce16" table:formula="of:=[.H34]*[.I34] * 1000000" office:value-type="float" office:value="44642857.1428572" calcext:value-type="float">
            <text:p>4.46E+07</text:p>
          </table:table-cell>
          <table:table-cell table:style-name="ce17" table:number-columns-repeated="2"/>
          <table:table-cell table:style-name="ce19" office:value-type="float" office:value="17.8571428571429" calcext:value-type="float">
            <text:p>17.857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Compress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" table:formula="of:=[.L34]*1000" office:value-type="float" office:value="100000" calcext:value-type="float">
            <text:p>100 000</text:p>
          </table:table-cell>
          <table:table-cell table:style-name="ce6" table:formula="of:=[.M34] / 60" office:value-type="float" office:value="1666.66666666667" calcext:value-type="float">
            <text:p>16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4] / [.P34]" office:value-type="float" office:value="11.9047619047619" calcext:value-type="float">
            <text:p>11.905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35]/1000" office:value-type="float" office:value="0.385714285714286" calcext:value-type="float">
            <text:p>0.39</text:p>
          </table:table-cell>
          <table:table-cell table:style-name="ce6" table:formula="of:=[.D35]*8" office:value-type="float" office:value="385.714285714286" calcext:value-type="float">
            <text:p>385.71</text:p>
          </table:table-cell>
          <table:table-cell table:style-name="ce6" table:formula="of:=[.E35]/1000000" office:value-type="float" office:value="48.2142857142857" calcext:value-type="float">
            <text:p>48.21</text:p>
          </table:table-cell>
          <table:table-cell table:style-name="ce4" table:formula="of:=[.H35]*[.I35] * 1000000" office:value-type="float" office:value="48214285.7142857" calcext:value-type="float">
            <text:p>4.82E+07</text:p>
          </table:table-cell>
          <table:table-cell table:number-columns-repeated="2"/>
          <table:table-cell table:style-name="ce7" office:value-type="float" office:value="17.8571428571429" calcext:value-type="float">
            <text:p>17.85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Uncompressed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5" table:formula="of:=[.L35]*1000" office:value-type="float" office:value="110000" calcext:value-type="float">
            <text:p>110 000</text:p>
          </table:table-cell>
          <table:table-cell table:style-name="ce6" table:formula="of:=[.M35] / 60" office:value-type="float" office:value="1833.33333333333" calcext:value-type="float">
            <text:p>1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5] / [.P35]" office:value-type="float" office:value="13.0952380952381" calcext:value-type="float">
            <text:p>13.095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20" calcext:value-type="float">
            <text:p>120</text:p>
          </table:table-cell>
          <table:table-cell table:style-name="ce5" table:formula="of:=[.L36]*1000" office:value-type="float" office:value="120000" calcext:value-type="float">
            <text:p>120 000</text:p>
          </table:table-cell>
          <table:table-cell table:style-name="ce6" table:formula="of:=[.M36] / 60" office:value-type="float" office:value="2000" calcext:value-type="float">
            <text:p>2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6] / [.P36]" office:value-type="float" office:value="14.2857142857143" calcext:value-type="float">
            <text:p>14.286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30" calcext:value-type="float">
            <text:p>130</text:p>
          </table:table-cell>
          <table:table-cell table:style-name="ce5" table:formula="of:=[.L37]*1000" office:value-type="float" office:value="130000" calcext:value-type="float">
            <text:p>130 000</text:p>
          </table:table-cell>
          <table:table-cell table:style-name="ce6" table:formula="of:=[.M37] / 60" office:value-type="float" office:value="2166.66666666667" calcext:value-type="float">
            <text:p>2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7] / [.P37]" office:value-type="float" office:value="15.4761904761905" calcext:value-type="float">
            <text:p>15.476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table:style-name="ce5" table:formula="of:=[.L38]*1000" office:value-type="float" office:value="140000" calcext:value-type="float">
            <text:p>140 000</text:p>
          </table:table-cell>
          <table:table-cell table:style-name="ce6" table:formula="of:=[.M38] / 60" office:value-type="float" office:value="2333.33333333333" calcext:value-type="float">
            <text:p>2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8] / [.P38]" office:value-type="float" office:value="16.6666666666667" calcext:value-type="float">
            <text:p>16.667</text:p>
          </table:table-cell>
          <table:table-cell table:number-columns-repeated="16365"/>
        </table:table-row>
        <table:table-row table:style-name="ro1">
          <table:table-cell table:number-columns-repeated="11"/>
          <table:table-cell table:style-name="ce17" office:value-type="float" office:value="150" calcext:value-type="float">
            <text:p>150</text:p>
          </table:table-cell>
          <table:table-cell table:style-name="ce24" table:formula="of:=[.L39]*1000" office:value-type="float" office:value="150000" calcext:value-type="float">
            <text:p>150 000</text:p>
          </table:table-cell>
          <table:table-cell table:style-name="ce14" table:formula="of:=[.M39] / 60" office:value-type="float" office:value="2500" calcext:value-type="float">
            <text:p>2500.00</text:p>
          </table:table-cell>
          <table:table-cell table:style-name="ce14" office:value-type="float" office:value="20" calcext:value-type="float">
            <text:p>20.00</text:p>
          </table:table-cell>
          <table:table-cell table:style-name="ce17" office:value-type="float" office:value="140" calcext:value-type="float">
            <text:p>140</text:p>
          </table:table-cell>
          <table:table-cell table:style-name="ce19" table:formula="of:= [.N39] / [.P39]" office:value-type="float" office:value="17.8571428571429" calcext:value-type="float">
            <text:p>17.857</text:p>
          </table:table-cell>
          <table:table-cell table:number-columns-repeated="16365"/>
        </table:table-row>
        <table:table-row table:style-name="ro1" table:number-rows-repeated="1048536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0" number:min-decimal-places="0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3:11:10.362031860</meta:creation-date>
    <dc:date>2025-04-16T18:08:47.119908111</dc:date>
    <meta:editing-duration>P1DT1H36M58S</meta:editing-duration>
    <meta:editing-cycles>8</meta:editing-cycles>
    <meta:generator>LibreOffice/7.4.7.2$Linux_X86_64 LibreOffice_project/40$Build-2</meta:generator>
    <meta:document-statistic meta:table-count="1" meta:cell-count="345" meta:object-count="0"/>
  </office:meta>
</office:document-meta>
</file>